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923cm"/>
    </style:style>
    <style:style style:name="gr3" style:family="graphic" style:parent-style-name="standard">
      <style:graphic-properties svg:stroke-width="0.076cm" svg:stroke-color="#3465a4" draw:marker-start-width="0.418cm" draw:marker-end-width="0.418cm" draw:fill="none" draw:textarea-vertical-align="middle" draw:auto-grow-height="false" fo:min-height="5.452cm" fo:min-width="0cm" fo:padding-top="0.163cm" fo:padding-bottom="0.163cm" fo:padding-left="0.288cm" fo:padding-right="0.2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5" style:family="graphic" style:parent-style-name="standard">
      <style:graphic-properties svg:stroke-width="0.076cm" svg:stroke-color="#c5000b" draw:marker-start-width="0.418cm" draw:marker-end-width="0.418cm" draw:fill="none" draw:textarea-vertical-align="middle" draw:auto-grow-height="false" fo:min-height="18.935cm" fo:min-width="0cm" fo:padding-top="0.163cm" fo:padding-bottom="0.163cm" fo:padding-left="0.288cm" fo:padding-right="0.2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4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06cm"/>
    </style:style>
    <style:style style:name="gr13" style:family="graphic" style:parent-style-name="objectwithoutfill">
      <style:graphic-properties svg:stroke-width="0.102cm" svg:stroke-color="#000000" draw:marker-start-width="0.509cm" draw:marker-end="Arrow" draw:marker-end-width="0.254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1cm" fo:min-width="13.46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1.36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9.134cm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6" style:family="paragraph">
      <loext:graphic-properties draw:fill="none"/>
      <style:text-properties style:font-name="Liberation Mono1"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3465a4"/>
    </style:style>
    <style:style style:name="P9" style:family="paragraph">
      <loext:graphic-properties draw:fill="none" draw:fill-color="#ffffff"/>
      <style:text-properties fo:color="#c5000b" fo:font-weight="bold" style:font-weight-asian="bold" style:font-weight-complex="bold"/>
    </style:style>
    <style:style style:name="P10" style:family="paragraph">
      <loext:graphic-properties draw:fill="none" draw:fill-color="#ffffff"/>
      <style:text-properties fo:color="#c5000b"/>
    </style:style>
    <style:style style:name="P11" style:family="paragraph">
      <loext:graphic-properties draw:fill="none" draw:fill-color="#ffffff"/>
      <style:text-properties fo:background-color="#fff200"/>
    </style:style>
    <style:style style:name="P12" style:family="paragraph">
      <loext:graphic-properties draw:fill="none" draw:fill-color="#ffffff"/>
      <style:text-properties fo:color="#00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per 58%"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Liberation Mono1" fo:font-size="24pt" style:font-size-asian="24pt" style:font-size-complex="24pt"/>
    </style:style>
    <style:style style:name="T9" style:family="text">
      <style:text-properties fo:color="#3465a4"/>
    </style:style>
    <style:style style:name="T10" style:family="text">
      <style:text-properties fo:color="#c5000b"/>
    </style:style>
    <style:style style:name="T11" style:family="text">
      <style:text-properties fo:background-color="#fff200"/>
    </style:style>
    <style:style style:name="T12" style:family="text">
      <style:text-properties fo:color="#000000"/>
    </style:style>
    <style:style style:name="T13" style:family="text">
      <style:text-properties fo:color="#000000" fo:font-size="12pt" style:font-size-asian="12pt" style:font-size-complex="12pt"/>
    </style:style>
    <style:style style:name="T14" style:family="text">
      <style:text-properties fo:color="#000000" style:font-name="Liberation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ID Resolution</text:p>
          </draw:text-box>
        </draw:frame>
        <draw:frame presentation:style-name="pr2" draw:text-style-name="P1" draw:layer="layout" svg:width="25.199cm" svg:height="11.362cm" svg:x="1.4cm" svg:y="3.272cm" presentation:class="subtitle" presentation:user-transformed="true">
          <draw:text-box>
            <text:p><text:span text:style-name="T1">A work item of the W3C Credentials Community Group</text:span></text:p>
            <text:p><text:span text:style-name="T1">21</text:span><text:span text:style-name="T2">st</text:span><text:span text:style-name="T1"> February 2019</text:span></text:p>
            <text:p><text:span text:style-name="T3">IPR rules apply!</text:span></text:p>
            <text:p><text:span text:style-name="T1"/></text:p>
            <text:p><text:span text:style-name="T1">Zoom Call:</text:span></text:p>
            <text:p><text:span text:style-name="T1">https://zoom.us/j/7077077007</text:span></text:p>
            <text:p><text:span text:style-name="T1"/></text:p>
            <text:p><text:span text:style-name="T1">Text Chat:</text:span></text:p>
            <text:p><text:span text:style-name="T1">http://irc.w3.org/?channels=ccg</text:span></text:p>
            <text:p><text:span text:style-name="T1">irc://irc.w3.org:6665/#ccg</text:span></text:p>
            <text:p><text:span text:style-name="T1"/></text:p>
            <text:p><text:span text:style-name="T3">This call is being recorded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ID Resolution</text:p>
          </draw:text-box>
        </draw:frame>
        <draw:frame presentation:style-name="pr4" draw:text-style-name="P5" draw:layer="layout" svg:width="26.286cm" svg:height="9.134cm" svg:x="1.4cm" svg:y="4.385cm" presentation:class="subtitle" presentation:user-transformed="true">
          <draw:text-box>
            <text:p text:style-name="P3"><text:span text:style-name="T4">1. Review mode of operation</text:span></text:p>
            <text:p text:style-name="P3"><text:span text:style-name="T5">Recording? Queuing? Scribing? Waffle?</text:span></text:p>
            <text:p text:style-name="P3"><text:span text:style-name="T5"/></text:p>
            <text:p text:style-name="P3"><text:span text:style-name="T4">2. DID Resolver Architectures: Remote vs. local resolvers, thin clients, full nodes, etc.</text:span></text:p>
            <text:p text:style-name="P3"><text:span text:style-name="T6">https://w3c-ccg.github.io/did-resolution/#did-resolution-architectures</text:span></text:p>
            <text:p text:style-name="P3"><text:span text:style-name="T6">https://github.com/w3c-ccg/did-resolution/issues/28</text:span></text:p>
            <text:p text:style-name="P3"><text:span text:style-name="T5"/></text:p>
            <text:p text:style-name="P4"><text:span text:style-name="T7">3. </text:span><text:span text:style-name="T4">"Resolving" vs. "Dereferencing" a DID "Reference" / "URL" etc., in light of the current ABNF discussion</text:span></text:p>
            <text:p text:style-name="P3"><text:span text:style-name="T5">https://github.com/w3c-ccg/did-spec/pull/168</text:span></text:p>
            <text:p text:style-name="P3"><text:span text:style-name="T5">https://github.com/w3c-ccg/did-spec/issues/17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3">3. "Resolving" vs. "Dereferencing" a DID "Reference" / "URL" etc., in light of the current ABNF discussion</text:span></text:p>
          </draw:text-box>
        </draw:frame>
        <draw:frame draw:style-name="gr2" draw:text-style-name="P6" draw:layer="layout" svg:width="25.838cm" svg:height="2.173cm" svg:x="2.356cm" svg:y="4.119cm">
          <draw:text-box>
            <text:p><text:span text:style-name="T8">did:xyz:1234;hub/profile/main?query#frag</text:span></text:p>
          </draw:text-box>
        </draw:frame>
        <draw:custom-shape draw:style-name="gr3" draw:text-style-name="P7" draw:layer="layout" svg:width="0.762cm" svg:height="6.096cm" draw:transform="rotate (1.5707963267949) translate (2.54cm 7.7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8" draw:layer="layout" svg:width="1.594cm" svg:height="0.962cm" svg:x="4.791cm" svg:y="7.88cm">
          <draw:text-box>
            <text:p><text:span text:style-name="T9">DID</text:span></text:p>
          </draw:text-box>
        </draw:frame>
        <draw:custom-shape draw:style-name="gr5" draw:text-style-name="P7" draw:layer="layout" svg:width="0.762cm" svg:height="20.319cm" draw:transform="rotate (1.5707963267949) translate (2.541cm 9.50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9" draw:layer="layout" svg:width="7.762cm" svg:height="0.962cm" svg:x="8.819cm" svg:y="9.68cm">
          <draw:text-box>
            <text:p><text:span text:style-name="T10">DID Reference / DID URL</text:span></text:p>
          </draw:text-box>
        </draw:frame>
        <draw:frame draw:style-name="gr2" draw:text-style-name="P6" draw:layer="layout" svg:width="25.838cm" svg:height="2.173cm" svg:x="2.356cm" svg:y="5.22cm">
          <draw:text-box>
            <text:p><text:span text:style-name="T8">did:xyz:1234#key-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3">3. "Resolving" vs. "Dereferencing" a DID "Reference" / "URL" etc., in light of the current ABNF discussion</text:span></text:p>
          </draw:text-box>
        </draw:frame>
        <draw:frame draw:style-name="gr7" draw:text-style-name="P10" draw:layer="layout" svg:width="24.425cm" svg:height="3.095cm" svg:x="1.991cm" svg:y="11.12cm">
          <draw:text-box>
            <text:p><text:span text:style-name="T10">DID Reference / DID URL … can be “dereferenced” → Result is a DID Document,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/text:span><text:span text:style-name="T10">or part of it, or a service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endpoint, or something else</text:span></text:p>
          </draw:text-box>
        </draw:frame>
        <draw:frame draw:style-name="gr8" draw:text-style-name="P8" draw:layer="layout" svg:width="23.76cm" svg:height="0.962cm" svg:x="1.991cm" svg:y="10.22cm">
          <draw:text-box>
            <text:p><text:span text:style-name="T9">DID … can be “resolved” → Result is a “DID Document” or “DID Resolution Result”</text:span></text:p>
          </draw:text-box>
        </draw:frame>
        <draw:frame draw:style-name="gr9" draw:text-style-name="P10" draw:layer="layout" svg:width="21.974cm" svg:height="1.673cm" svg:x="1.991cm" svg:y="13.92cm">
          <draw:text-box>
            <text:p><text:span text:style-name="T10">“</text:span><text:span text:style-name="T10">Dereferencing” a DID Reference / DID URL requires first </text:span><text:span text:style-name="T9">“resolving” the DID</text:span></text:p>
            <text:p><text:span text:style-name="T10">TODO: How to “dereference” a “relative” DID Reference?</text:span></text:p>
          </draw:text-box>
        </draw:frame>
        <draw:custom-shape draw:style-name="gr3" draw:text-style-name="P7" draw:layer="layout" svg:width="0.762cm" svg:height="6.096cm" draw:transform="rotate (1.5707963267949) translate (2.54cm 6.2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8" draw:layer="layout" svg:width="1.594cm" svg:height="0.962cm" svg:x="4.791cm" svg:y="6.4cm">
          <draw:text-box>
            <text:p><text:span text:style-name="T9">DID</text:span></text:p>
          </draw:text-box>
        </draw:frame>
        <draw:custom-shape draw:style-name="gr5" draw:text-style-name="P7" draw:layer="layout" svg:width="0.762cm" svg:height="20.319cm" draw:transform="rotate (1.5707963267949) translate (2.541cm 8.02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9" draw:layer="layout" svg:width="7.762cm" svg:height="0.962cm" svg:x="8.819cm" svg:y="8.2cm">
          <draw:text-box>
            <text:p><text:span text:style-name="T10">DID Reference / DID URL</text:span></text:p>
          </draw:text-box>
        </draw:frame>
        <draw:frame draw:style-name="gr2" draw:text-style-name="P6" draw:layer="layout" svg:width="25.838cm" svg:height="2.173cm" svg:x="2.356cm" svg:y="4.12cm">
          <draw:text-box>
            <text:p><text:span text:style-name="T8">did:xyz:1234;hub/profile/main?query#fra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3">3. "Resolving" vs. "Dereferencing" a DID "Reference" / "URL" etc., in light of the current ABNF discussion</text:span></text:p>
          </draw:text-box>
        </draw:frame>
        <draw:frame draw:style-name="gr7" draw:text-style-name="P10" draw:layer="layout" svg:width="24.933cm" svg:height="3.095cm" svg:x="1.991cm" svg:y="11.12cm">
          <draw:text-box>
            <text:p><text:span text:style-name="T10">DID Reference / DID URL … can be “dereferenced” → Result is a DID Document,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/text:span><text:span text:style-name="T10">or part of it, or a service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endpoint, or something else</text:span></text:p>
          </draw:text-box>
        </draw:frame>
        <draw:frame draw:style-name="gr8" draw:text-style-name="P8" draw:layer="layout" svg:width="23.76cm" svg:height="0.962cm" svg:x="1.991cm" svg:y="10.22cm">
          <draw:text-box>
            <text:p><text:span text:style-name="T9">DID … can be “resolved” → Result is a “DID Document” or “DID Resolution Result”</text:span></text:p>
          </draw:text-box>
        </draw:frame>
        <draw:frame draw:style-name="gr10" draw:text-style-name="P10" draw:layer="layout" svg:width="24.679cm" svg:height="1.673cm" svg:x="1.991cm" svg:y="13.92cm">
          <draw:text-box>
            <text:p><text:span text:style-name="T10">“</text:span><text:span text:style-name="T10">Dereferencing” a DID Reference / DID URL requires first </text:span><text:span text:style-name="T9">“resolving” the DID</text:span></text:p>
          </draw:text-box>
        </draw:frame>
        <draw:custom-shape draw:style-name="gr3" draw:text-style-name="P7" draw:layer="layout" svg:width="0.762cm" svg:height="6.096cm" draw:transform="rotate (1.5707963267949) translate (2.54cm 6.2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8" draw:layer="layout" svg:width="1.594cm" svg:height="0.962cm" svg:x="4.791cm" svg:y="6.4cm">
          <draw:text-box>
            <text:p><text:span text:style-name="T9">DID</text:span></text:p>
          </draw:text-box>
        </draw:frame>
        <draw:custom-shape draw:style-name="gr5" draw:text-style-name="P7" draw:layer="layout" svg:width="0.762cm" svg:height="20.319cm" draw:transform="rotate (1.5707963267949) translate (2.541cm 8.02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9" draw:layer="layout" svg:width="7.762cm" svg:height="0.962cm" svg:x="8.819cm" svg:y="8.2cm">
          <draw:text-box>
            <text:p><text:span text:style-name="T10">DID Reference / DID URL</text:span></text:p>
          </draw:text-box>
        </draw:frame>
        <draw:frame draw:style-name="gr2" draw:text-style-name="P6" draw:layer="layout" svg:width="25.838cm" svg:height="2.173cm" svg:x="2.356cm" svg:y="4.12cm">
          <draw:text-box>
            <text:p><text:span text:style-name="T8">did:xyz:1234;hub/profile/main?query#frag</text:span></text:p>
          </draw:text-box>
        </draw:frame>
        <draw:frame draw:style-name="gr11" draw:text-style-name="P11" draw:layer="layout" svg:width="4.939cm" svg:height="0.962cm" svg:x="2.534cm" svg:y="8.636cm">
          <draw:text-box>
            <text:p><text:span text:style-name="T11">method-specific</text:span></text:p>
          </draw:text-box>
        </draw:frame>
        <draw:frame draw:style-name="gr12" draw:text-style-name="P11" draw:layer="layout" svg:width="6.306cm" svg:height="0.962cm" svg:x="8.535cm" svg:y="12.736cm">
          <draw:text-box>
            <text:p><text:span text:style-name="T11">method-independent</text:span></text:p>
          </draw:text-box>
        </draw:frame>
        <draw:line draw:style-name="gr13" draw:text-style-name="P7" draw:layer="layout" svg:x1="7.366cm" svg:y1="9.598cm" svg:x2="7.62cm" svg:y2="10.414cm">
          <text:p/>
        </draw:line>
        <draw:line draw:style-name="gr13" draw:text-style-name="P7" draw:layer="layout" svg:x1="13.445cm" svg:y1="12.673cm" svg:x2="13.97cm" svg:y2="11.938cm">
          <text:p/>
        </draw:lin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3">3. "Resolving" vs. "Dereferencing" a DID "Reference" / "URL" etc., in light of the current ABNF discussion</text:span></text:p>
          </draw:text-box>
        </draw:frame>
        <draw:frame draw:style-name="gr14" draw:text-style-name="P12" draw:layer="layout" svg:width="13.964cm" svg:height="5.26cm" svg:x="1.991cm" svg:y="9.52cm">
          <draw:text-box>
            <text:p><text:span text:style-name="T12">Functions defined in an abstract way:</text:span></text:p>
            <text:p><text:span text:style-name="T13"/></text:p>
            <text:p><text:span text:style-name="T14">resolve(did) <text:s text:c="11"/>--&gt; did-doc</text:span></text:p>
            <text:p><text:span text:style-name="T14">resolve(did) <text:s text:c="11"/>--&gt; did-resolution-result</text:span></text:p>
            <text:p><text:span text:style-name="T14">resolve(did, timestamp) --&gt; did-resolution-result</text:span></text:p>
            <text:p><text:span text:style-name="T14">dereference(did-url) <text:s text:c="3"/>--&gt; did-doc or something else</text:span></text:p>
            <text:p><text:span text:style-name="T14">dereference(did-doc, did-url) <text:s/>--&gt; something</text:span></text:p>
            <text:p><text:span text:style-name="T14">checkExists(did) <text:s text:c="7"/>--&gt; boolean</text:span></text:p>
            <text:p><text:span text:style-name="T14">ping() <text:s text:c="17"/>--&gt; boolean</text:span></text:p>
            <text:p><text:span text:style-name="T14">listMethods() <text:s text:c="10"/>--&gt; array-of-methods</text:span></text:p>
          </draw:text-box>
        </draw:frame>
        <draw:custom-shape draw:style-name="gr3" draw:text-style-name="P7" draw:layer="layout" svg:width="0.762cm" svg:height="6.096cm" draw:transform="rotate (1.5707963267949) translate (2.54cm 6.2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8" draw:layer="layout" svg:width="1.594cm" svg:height="0.962cm" svg:x="4.791cm" svg:y="6.4cm">
          <draw:text-box>
            <text:p><text:span text:style-name="T9">DID</text:span></text:p>
          </draw:text-box>
        </draw:frame>
        <draw:custom-shape draw:style-name="gr5" draw:text-style-name="P7" draw:layer="layout" svg:width="0.762cm" svg:height="20.319cm" draw:transform="rotate (1.5707963267949) translate (2.541cm 8.02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9" draw:layer="layout" svg:width="7.762cm" svg:height="0.962cm" svg:x="8.819cm" svg:y="8.2cm">
          <draw:text-box>
            <text:p><text:span text:style-name="T10">DID Reference / DID URL</text:span></text:p>
          </draw:text-box>
        </draw:frame>
        <draw:frame draw:style-name="gr2" draw:text-style-name="P6" draw:layer="layout" svg:width="25.838cm" svg:height="2.173cm" svg:x="2.356cm" svg:y="4.12cm">
          <draw:text-box>
            <text:p><text:span text:style-name="T8">did:xyz:1234;hub/profile/main?query#frag</text:span></text:p>
          </draw:text-box>
        </draw:frame>
        <draw:frame draw:style-name="gr15" draw:text-style-name="P12" draw:layer="layout" svg:width="9.425cm" svg:height="5.228cm" svg:x="16.991cm" svg:y="9.52cm">
          <draw:text-box>
            <text:p><text:span text:style-name="T12">Functions will have “bindings”:</text:span></text:p>
            <text:p><text:span text:style-name="T12"/></text:p>
            <text:list text:style-name="L1">
              <text:list-item>
                <text:p><text:span text:style-name="T12">call via local SDK / library</text:span></text:p>
              </text:list-item>
              <text:list-item>
                <text:p><text:span text:style-name="T12">command line tool</text:span></text:p>
              </text:list-item>
              <text:list-item>
                <text:p><text:span text:style-name="T12">HTTP REST interface</text:span></text:p>
                <text:p><text:span text:style-name="T12"/></text:p>
              </text:list-item>
              <text:list-item>
                <text:p><text:span text:style-name="T12">“</text:span><text:span text:style-name="T12">local” vs. “remote”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8:09:41.250671171</meta:creation-date>
    <dc:date>2019-03-01T09:37:22.592577210</dc:date>
    <meta:editing-duration>PT2H45M17S</meta:editing-duration>
    <meta:editing-cycles>38</meta:editing-cycles>
    <meta:generator>LibreOffice/6.1.5.2$Linux_X86_64 LibreOffice_project/10$Build-2</meta:generator>
    <meta:document-statistic meta:object-count="74"/>
  </office:meta>
</office:document-meta>
</file>